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ize="10pt" style:font-size-asian="10pt" style:font-size-complex="10pt"/>
    </style:style>
    <style:style style:name="P2" style:family="paragraph" style:parent-style-name="Standard">
      <style:text-properties style:font-name="Courier 10 Pitch" fo:font-size="10pt" officeooo:rsid="0016276c" officeooo:paragraph-rsid="0016276c" style:font-size-asian="10pt" style:font-size-complex="10pt"/>
    </style:style>
    <style:style style:name="P3" style:family="paragraph" style:parent-style-name="Standard">
      <style:text-properties style:font-name="Courier 10 Pitch" fo:font-size="10pt" officeooo:rsid="00165cf6" officeooo:paragraph-rsid="00165cf6" style:font-size-asian="10pt" style:font-size-complex="10pt"/>
    </style:style>
    <style:style style:name="P4" style:family="paragraph" style:parent-style-name="Standard">
      <style:text-properties style:font-name="Courier 10 Pitch" fo:font-size="10pt" officeooo:rsid="0017bee2" officeooo:paragraph-rsid="0017bee2" style:font-size-asian="10pt" style:font-size-complex="10pt"/>
    </style:style>
    <style:style style:name="P5" style:family="paragraph" style:parent-style-name="Standard">
      <style:text-properties style:font-name="Courier 10 Pitch" fo:font-size="10pt" officeooo:rsid="0018e6de" officeooo:paragraph-rsid="0018e6de" style:font-size-asian="10pt" style:font-size-complex="10pt"/>
    </style:style>
    <style:style style:name="P6" style:family="paragraph" style:parent-style-name="Standard">
      <style:text-properties style:font-name="Courier 10 Pitch" fo:font-size="10pt" officeooo:rsid="001a690a" officeooo:paragraph-rsid="001a690a" style:font-size-asian="10pt" style:font-size-complex="10pt"/>
    </style:style>
    <style:style style:name="T1" style:family="text">
      <style:text-properties officeooo:rsid="00159bb3"/>
    </style:style>
    <style:style style:name="T2" style:family="text">
      <style:text-properties style:font-name="sans-serif" fo:font-size="14.25pt"/>
    </style:style>
    <style:style style:name="T3" style:family="text">
      <style:text-properties fo:font-size="14.25pt"/>
    </style:style>
    <style:style style:name="T4" style:family="text">
      <style:text-properties style:font-name="monospace" fo:font-size="14.2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Это вспомогательная статья. Она интересна сама по себе, но в связке с другими производит куда более сильное впечатление.</text:p>
      <text:p text:style-name="P1">«The aim of this project is to code aClibrary regrouping usual functions thatyou’ll be allowed to use in all your other projects.»</text:p>
      <text:p text:style-name="P1">«In this first part, you must re-code a set of thelibcfunctions, as defined in theirman. Your functions will need to present the same prototype and behaviors as the orig-inals. Your functions’ names must be prefixed by “ft_”. For instancestrlenbecomesft_strlen.»</text:p>
      <text:p text:style-name="P1"/>
      <text:p text:style-name="P2">3.4.3</text:p>
      <text:p text:style-name="P2">1 undefined behavior behavior, upon use of a nonportable or erroneous program construct or of erroneous data, for which this International Standard imposes no requirements</text:p>
      <text:p text:style-name="P2">2 NOTE Possible undefined behavior ranges from ignoring the situation completely with unpredictable results, to behaving during translation or program execution in a documented manner characteristic of the environment (with or without the issuance of a diagnostic message), to terminating a translation or</text:p>
      <text:p text:style-name="P2">execution (with the issuance of a diagnostic message).</text:p>
      <text:p text:style-name="P2">3 EXAMPLE</text:p>
      <text:p text:style-name="P2">An example of undefined behavior is the behavior on integer overflow.</text:p>
      <text:p text:style-name="P2"/>
      <text:p text:style-name="P3">4. Conformance1 In this International Standard, ‘‘shall’’ is to be interpreted as a requirement on animplementation or on a program; conversely, ‘‘shall not’’ is to be interpreted as aprohibition.2 If a ‘‘shall’’ or ‘‘shall not’’ requirement that appears outside of a constraint is violated, thebehavior is undefined. Undefined behavior is otherwise indicated in this InternationalStandard by the words ‘‘undefined behavior’’ or by the omission of any explicit definitionof behavior. There is no difference in emphasis among these three; they all describe‘‘behavior that is undefined’’.</text:p>
      <text:p text:style-name="P3"/>
      <text:p text:style-name="P4">J.2 Undefined behavior</text:p>
      <text:p text:style-name="P4">1</text:p>
      <text:p text:style-name="P4">The behavior is undefined in the following circumstances:</text:p>
      <text:p text:style-name="P5">— The value of the result of an integer arithmetic or conversion function cannot be represented (7.8.2.1, 7.8.2.2, 7.8.2.3, 7.8.2.4, 7.20.6.1, 7.20.6.2, 7.20.1).</text:p>
      <text:p text:style-name="P5"/>
      <text:p text:style-name="P5">7.20.1.2 The atoi, atol, and atoll functions</text:p>
      <text:p text:style-name="P5"/>
      <text:p text:style-name="P6">3.4.4</text:p>
      <text:p text:style-name="P6">1 unspecified behavior</text:p>
      <text:p text:style-name="P6">use of an unspecified value, or other behavior where this International Standard provides</text:p>
      <text:p text:style-name="P6">two or more possibilities and imposes no further requirements on which is chosen in any</text:p>
      <text:p text:style-name="P6">instance</text:p>
      <text:p text:style-name="P6">2 EXAMPLE</text:p>
      <text:p text:style-name="P6">evalu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22:36:38.621236104</meta:creation-date>
    <dc:date>2019-03-24T23:57:47.944419851</dc:date>
    <meta:editing-duration>PT20M38S</meta:editing-duration>
    <meta:editing-cycles>3</meta:editing-cycles>
    <meta:generator>LibreOffice/5.1.6.2$Linux_X86_64 LibreOffice_project/10m0$Build-2</meta:generator>
    <meta:document-statistic meta:table-count="0" meta:image-count="0" meta:object-count="0" meta:page-count="1" meta:paragraph-count="22" meta:word-count="330" meta:character-count="2226" meta:non-whitespace-character-count="1917"/>
  </office:meta>
</office:document-meta>
</file>